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 style:parent-style-name="Heading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éregmágia szemita</text:p>
      <text:p text:style-name="P1"/>
      <text:p text:style-name="P1">Külön szemita, amolyan specializáció. </text:p>
      <text:p text:style-name="P1">Mondjuk van egy sötét lelkű feketemester az uraság szolgáltában, aki a magiáját csak mérgekkel kapcsolatban használja. Ilyenkor mondjuk van neki „Méregmágia” szemitája, ami az Ideamágia és a Titkos Alkímia idevágó részeinek rendkívül részletes ismeretét fedi. (Nem árt hozzá az Élettan meg Herbalizmus sem :-) Viszont a többi - nem idevágó - mágiaformulát nem ismeri, vagy ha akarja, akkor külön meg kell tanulnia őket (pl. Titkos Alkímiát 1X-es nehézségért) </text:p>
      <text:p text:style-name="P1"/>
      <text:p text:style-name="P1">Szabályokban valahogy így nézne ki mondjuk: </text:p>
      <text:p text:style-name="P1">Külső erő <text:s text:c="5"/>: 50%</text:p>
      <text:p text:style-name="P1">Méregmágia (1X): 45%</text:p>
      <text:p text:style-name="P1">Élettan, Herbalizmus : 50%</text:p>
      <text:p text:style-name="P1"/>
      <text:p text:style-name="P1">Alacsony szinten képes pl. egyes növények mérgező mivoltának ideáját felfedezni és felruházni vele mondjuk egy folyadékot. Magasabb szinten (90% körül) pedig rájön a HALÁL „ideájára” és képes <text:s/>már bármit felruházni vele.</text:p>
      <text:p text:style-name="P1"/>
      <text:p text:style-name="P2">"Közelgett a menyegző, s én nem akartam, hogy fiam ahhoz a cafkához kösse hitvány életét. Kertem a feketemestert: szőjön kelmét: finomat, szépet, halálosat. El is készült a ruha a menyegzőre, jókívánságaimmal egybefűzve küldettem el az arának...</text:p>
      <text:p text:style-name="P2">Büszkén lépdelt a pár a díszes embertömeg között, majd megálltak, <text:s/>hogy az isteni szentség előtt is összekössék életüket. De jajj! A leány megtántorodott! Arca akár a hegyekben esett hó, lélegzete akadozik! Haszontalan fiam karjaiba hanyatlik. Micsoda tragédia! Rohanok, könnyes szemmel vigasztalom fiamat."</text:p>
      <text:p text:style-name="P1"/>
      <text:p text:style-name="P1">Ebben az esetben a ruha akkor fejtette ki hatását, amikor fő ideája (hogy viseljek) beteljesedett (plusz meg egy kis időzítés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1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Windows_x86 LibreOffice_project/7e4286b58adc75a14f6d83f53a03b6c11fa2903</meta:generator>
    <dc:creator>Bálint</dc:creator>
    <dc:date>2008-05-23T01:55:43</dc:date>
    <meta:editing-cycles>5</meta:editing-cycles>
    <meta:editing-duration>PT9M52S</meta:editing-duration>
    <meta:document-statistic meta:table-count="0" meta:image-count="0" meta:object-count="0" meta:page-count="1" meta:paragraph-count="11" meta:word-count="220" meta:character-count="1524" meta:non-whitespace-character-count="1305"/>
    <meta:user-defined meta:name="Információ 1"/>
    <meta:user-defined meta:name="Információ 2"/>
    <meta:user-defined meta:name="Információ 3"/>
    <meta:user-defined meta:name="Információ 4"/>
  </office:meta>
</office:document-meta>
</file>